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ize="12pt" style:font-size-asian="12pt" style:font-size-complex="12pt"/>
    </style:style>
    <style:style style:name="T1" style:family="text">
      <style:text-properties style:font-name="Calibri"/>
    </style:style>
    <style:style style:name="T2" style:family="text">
      <style:text-properties style:font-name="Times New Roman"/>
    </style:style>
    <style:style style:name="T3" style:family="text">
      <style:text-properties fo:font-size="12pt" style:font-size-asian="12pt" style:font-size-complex="12pt"/>
    </style:style>
    <style:style style:name="T4" style:family="text">
      <style:text-properties officeooo:rsid="000cb2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ilan</text:p>
      <text:p text:style-name="Standard"/>
      <text:p text:style-name="P1"><text:tab/>Le projet nous a permis, au fur et à mesure de son avancement, de découvrir, d’apprendre et de comprendre la démarche et le but de l’étude préalable et le développement des solutions dans un projet informatique. De même, il nous a mis dans des situations d’apprentissage afin de nous initier à la conduite de projet et à la prise de responsabilité. De cette manière, pour les futures projets, nous auront un bagage de connaissances que nous pourront mettre en œuvre et qui nous permettra de progresser rapidement au cœur du projet.</text:p>
      <text:p text:style-name="P1"><text:tab/>Les relations au sein du groupe ont pu être renforcées. La complicité et la solidarité, tant au niveau du travail que de l'atmosphère générale, ont été des valeurs importantes lors du projet malgré la pression continue. La tolérance à l’égard de l’indisponibilité par moment de certains membres a toujours été naturelle. De même, le rôle de chacun (notamment chef de projet pour conduire l’équipe) a été respecté et il s’en est ressorti une bonne entente et une coopération saine.</text:p>
      <text:p text:style-name="P1"><text:tab/>Un aspect négatif de ce projet, qui nous a certainement handicapé, est l’imprécision de la définition de certaine<text:span text:style-name="T4">s</text:span> tâche<text:span text:style-name="T4">s</text:span>. Ainsi, nous avons souvent tergiversé de long<text:span text:style-name="T4">s</text:span> moment<text:span text:style-name="T4">s</text:span> avant de comprendre exactement le travail qui était demandé. Si la spécification des tâches <text:span text:style-name="T4">dans le sujet</text:span> avait été plus clair, nous <text:span text:style-name="T3">aurions gagné un temps non négligeable dans notre travail.</text:span></text:p>
      <text:p text:style-name="P2"><text:tab/>Enfin, nous avons parfois eu des longues discussions concernant des points de discorde, alors que l’enjeu n’était pas important. Il aurait fallu prendre une décision rapidement ou questionn<text:span text:style-name="T4">er</text:span> les enseignants afin de perdre le moins de temps possible.</text:p>
      <text:p text:style-name="P2"><text:span text:style-name="T2"><text:tab/>On a pu voir que le projet GSTP nous a permis d’élargir considérablement notre panel de compétences,</text:span><text:span text:style-name="T1"> c</text:span>ependant, même si le sujet était intéressant, le projet nous a paru très long et a demandé une charge de travail très importante.</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alibri"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rtu Stefana</meta:initial-creator>
    <meta:creation-date>2011-03-07T22:46:34.48</meta:creation-date>
    <dc:date>2011-03-11T16:04:59</dc:date>
    <dc:creator>Billy </dc:creator>
    <meta:editing-duration>PT00H39M57S</meta:editing-duration>
    <meta:editing-cycles>2</meta:editing-cycles>
    <meta:generator>OpenOffice.org/3.2$Unix OpenOffice.org_project/320m19$Build-9505</meta:generator>
    <meta:document-statistic meta:table-count="0" meta:image-count="0" meta:object-count="0" meta:page-count="1" meta:paragraph-count="6" meta:word-count="307" meta:character-count="1870"/>
  </office:meta>
</office:document-meta>
</file>